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ckax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 I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</table:table>
      <table:table table:name="Building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</table:table>
      <table:table table:name="Obstacl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m ID?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f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en Do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oden Flo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en Wa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neNod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00-00-00</text:date>, <text:time style:data-style-name="N2" text:time-value="17:03:36.78140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1-08T17:03:54.696435300</dc:date>
    <meta:editing-duration>PT7M29S</meta:editing-duration>
    <meta:editing-cycles>7</meta:editing-cycles>
    <meta:generator>LibreOffice/25.2.6.2$Windows_X86_64 LibreOffice_project/729c5bfe710f5eb71ed3bbde9e06a6065e9c6c5d</meta:generator>
    <meta:document-statistic meta:table-count="3" meta:cell-count="94" meta:object-count="0"/>
  </office:meta>
</office:document-meta>
</file>